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extra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ses</meta:initial-creator>
    <dc:creator>Арсен Гуцал</dc:creator>
    <meta:editing-cycles>3</meta:editing-cycles>
    <meta:creation-date>2013-08-06T07:58:00</meta:creation-date>
    <dc:date>2013-08-11T17:01:26</dc:date>
    <meta:editing-duration>PT12S</meta:editing-duration>
    <meta:generator>OpenOffice.org/3.4.1$Unix OpenOffice.org_project/341m1$Build-9593</meta:generator>
    <dc:title>Document extracted</dc:title>
    <meta:document-statistic meta:table-count="0" meta:image-count="0" meta:object-count="0" meta:page-count="1" meta:paragraph-count="1" meta:word-count="2" meta:character-count="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